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svg:stroke-color="#dddddd" draw:fill-color="#eeeeee" draw:textarea-horizontal-align="justify" draw:textarea-vertical-align="middle" draw:auto-grow-height="false" fo:min-height="11.35cm" fo:min-width="22.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4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1cm"/>
    </style:style>
    <style:style style:name="gr5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288cm"/>
    </style:style>
    <style:style style:name="gr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393cm"/>
    </style:style>
    <style:style style:name="gr7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499cm"/>
    </style:style>
    <style:style style:name="gr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6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02cm"/>
    </style:style>
    <style:style style:name="gr1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5.0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674cm"/>
    </style:style>
    <style:style style:name="gr1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867cm"/>
    </style:style>
    <style:style style:name="gr1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6.3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954cm"/>
    </style:style>
    <style:style style:name="gr15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3cm" fo:min-width="14.22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825cm" fo:min-width="2.78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825cm" fo:min-width="3.0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6cm"/>
    </style:style>
    <style:style style:name="gr19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41cm"/>
    </style:style>
    <style:style style:name="gr2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7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54cm"/>
    </style:style>
    <style:style style:name="gr25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0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61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825cm" fo:min-width="2.68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1.441cm"/>
    </style:style>
    <style:style style:name="gr29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3cm"/>
    </style:style>
    <style:style style:name="gr3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7.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76cm"/>
    </style:style>
    <style:style style:name="gr35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46cm"/>
    </style:style>
    <style:style style:name="gr37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3.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299cm"/>
    </style:style>
    <style:style style:name="gr39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.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2.98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456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834cm" fo:min-width="2.384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825cm" fo:min-width="2.084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16.75cm" fo:min-width="24.4cm"/>
    </style:style>
    <style:style style:name="gr45" style:family="graphic" style:parent-style-name="standard">
      <style:graphic-properties draw:stroke="none" svg:stroke-color="#000000" draw:fill="none" draw:fill-color="#ffffff" fo:min-height="2.134cm"/>
    </style:style>
    <style:style style:name="gr46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4.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8cm"/>
    </style:style>
    <style:style style:name="gr48" style:family="graphic" style:parent-style-name="standard">
      <style:graphic-properties draw:stroke="none" svg:stroke-color="#000000" draw:fill="none" draw:fill-color="#ffffff" fo:min-height="1.15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825cm" fo:min-width="14.993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0.825cm" fo:min-width="6.484cm"/>
    </style:style>
    <style:style style:name="gr51" style:family="graphic" style:parent-style-name="standard">
      <style:graphic-properties svg:stroke-color="#dddddd" draw:fill-color="#eeeeee" draw:textarea-horizontal-align="justify" draw:textarea-vertical-align="middle" draw:auto-grow-height="false" fo:min-height="17.02cm" fo:min-width="22.2cm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cm"/>
    </style:style>
    <style:style style:name="gr53" style:family="graphic" style:parent-style-name="standard">
      <style:graphic-properties draw:stroke="none" svg:stroke-color="#000000" draw:fill="none" draw:fill-color="#ffffff" fo:min-height="0.712cm"/>
    </style:style>
    <style:style style:name="gr54" style:family="graphic" style:parent-style-name="standard">
      <style:graphic-properties draw:textarea-horizontal-align="justify" draw:textarea-vertical-align="middle" draw:auto-grow-height="false" fo:min-height="0.258cm" fo:min-width="0.081cm"/>
    </style:style>
    <style:style style:name="gr55" style:family="graphic" style:parent-style-name="standard">
      <style:graphic-properties draw:textarea-horizontal-align="justify" draw:textarea-vertical-align="middle" draw:auto-grow-height="false" fo:min-height="0.246cm" fo:min-width="0.066cm"/>
    </style:style>
    <style:style style:name="gr56" style:family="graphic" style:parent-style-name="standard">
      <style:graphic-properties draw:stroke="none" svg:stroke-color="#000000" draw:fill="none" draw:fill-color="#ffffff" fo:min-height="1.623cm"/>
    </style:style>
    <style:style style:name="gr57" style:family="graphic" style:parent-style-name="standard">
      <style:graphic-properties draw:stroke="none" svg:stroke-color="#000000" draw:fill="none" draw:fill-color="#ffffff" fo:min-height="1.3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2.0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954cm"/>
    </style:style>
    <style:style style:name="gr6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4.98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2.4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1cm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0.6cm"/>
    </style:style>
    <style:style style:name="gr65" style:family="graphic" style:parent-style-name="standard">
      <style:graphic-properties draw:fill-color="#dddddd" draw:textarea-horizontal-align="justify" draw:textarea-vertical-align="middle" draw:auto-grow-height="false" fo:min-height="0.35cm" fo:min-width="0.5cm"/>
    </style:style>
    <style:style style:name="gr66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8" style:family="graphic" style:parent-style-name="standard">
      <style:graphic-properties svg:stroke-color="#dddddd" draw:fill-color="#eeeeee" draw:textarea-horizontal-align="justify" draw:textarea-vertical-align="middle" draw:auto-grow-height="false" fo:min-height="15.22cm" fo:min-width="22.2cm"/>
    </style:style>
    <style:style style:name="gr69" style:family="graphic" style:parent-style-name="standard">
      <style:graphic-properties draw:stroke="none" svg:stroke-color="#000000" draw:fill="none" draw:fill-color="#ffffff" fo:min-height="0.75cm"/>
    </style:style>
    <style:style style:name="gr70" style:family="graphic" style:parent-style-name="standard">
      <style:graphic-properties draw:fill-color="#dddddd" draw:textarea-horizontal-align="justify" draw:textarea-vertical-align="middle" draw:auto-grow-height="false" fo:min-height="0.25cm" fo:min-width="0.5cm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825cm" fo:min-width="4.684cm"/>
    </style:style>
    <style:style style:name="gr72" style:family="graphic" style:parent-style-name="standard">
      <style:graphic-properties draw:stroke="none" svg:stroke-color="#000000" draw:fill="none" draw:fill-color="#ffffff" fo:min-height="0.723cm"/>
    </style:style>
    <style:style style:name="gr73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0cm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8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2" style:family="graphic" style:parent-style-name="standard">
      <style:graphic-properties svg:stroke-color="#dddddd" draw:fill-color="#eeeeee" draw:textarea-horizontal-align="justify" draw:textarea-vertical-align="middle" draw:auto-grow-height="false" fo:min-height="14.45cm" fo:min-width="22.065cm"/>
    </style:style>
    <style:style style:name="gr83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61cm"/>
    </style:style>
    <style:style style:name="gr84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1.7cm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0.951cm" fo:min-width="2.201cm"/>
    </style:style>
    <style:style style:name="gr86" style:family="graphic" style:parent-style-name="standard">
      <style:graphic-properties draw:textarea-horizontal-align="justify" draw:textarea-vertical-align="middle" draw:auto-grow-height="false" fo:min-height="3.15cm" fo:min-width="3.8cm"/>
    </style:style>
    <style:style style:name="gr8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8cm"/>
    </style:style>
    <style:style style:name="gr88" style:family="graphic" style:parent-style-name="standard">
      <style:graphic-properties svg:stroke-color="#000000" draw:fill-color="#eeeeee" draw:textarea-horizontal-align="justify" draw:textarea-vertical-align="middle" draw:auto-grow-height="false" fo:min-height="0.85cm" fo:min-width="0.866cm"/>
    </style:style>
    <style:style style:name="gr89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0.7cm"/>
    </style:style>
    <style:style style:name="gr90" style:family="graphic" style:parent-style-name="standard">
      <style:graphic-properties draw:fill-color="#ffffff" draw:textarea-horizontal-align="justify" draw:textarea-vertical-align="middle" draw:auto-grow-height="false" fo:min-height="0.45cm" fo:min-width="3.8cm"/>
    </style:style>
    <style:style style:name="gr91" style:family="graphic" style:parent-style-name="standard">
      <style:graphic-properties draw:fill-color="#ffffff" draw:textarea-horizontal-align="justify" draw:textarea-vertical-align="middle" draw:auto-grow-height="false" fo:min-height="0.551cm" fo:min-width="3.8cm"/>
    </style:style>
    <style:style style:name="gr92" style:family="graphic" style:parent-style-name="standard">
      <style:graphic-properties draw:fill-color="#ffffff" draw:textarea-horizontal-align="justify" draw:textarea-vertical-align="middle" draw:auto-grow-height="false" fo:min-height="0.451cm" fo:min-width="3.8cm"/>
    </style:style>
    <style:style style:name="gr93" style:family="graphic" style:parent-style-name="standard">
      <style:graphic-properties draw:fill-color="#ffffff" draw:textarea-horizontal-align="justify" draw:textarea-vertical-align="middle" draw:auto-grow-height="false" fo:min-height="6.55cm" fo:min-width="12.7cm"/>
    </style:style>
    <style:style style:name="gr94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2.6cm"/>
    </style:style>
    <style:style style:name="gr95" style:family="graphic" style:parent-style-name="standard">
      <style:graphic-properties svg:stroke-color="#dddddd" draw:fill-color="#eeeeee" draw:textarea-horizontal-align="justify" draw:textarea-vertical-align="middle" draw:auto-grow-height="false" fo:min-height="12.05cm" fo:min-width="22.107cm"/>
    </style:style>
    <style:style style:name="gr96" style:family="graphic" style:parent-style-name="standard">
      <style:graphic-properties draw:stroke="none" svg:stroke-color="#000000" draw:fill="none" draw:fill-color="#ffffff" fo:min-height="0.937cm"/>
    </style:style>
    <style:style style:name="gr97" style:family="graphic" style:parent-style-name="standard">
      <style:graphic-properties svg:stroke-color="#cccccc" draw:fill-color="#eeeeee" draw:textarea-horizontal-align="justify" draw:textarea-vertical-align="middle" draw:auto-grow-height="false" fo:min-height="10.663cm" fo:min-width="7.065cm"/>
    </style:style>
    <style:style style:name="gr98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1.987cm"/>
    </style:style>
    <style:style style:name="gr99" style:family="graphic" style:parent-style-name="standard">
      <style:graphic-properties svg:stroke-color="#9999ff" draw:fill-color="#3399ff" draw:textarea-horizontal-align="justify" draw:textarea-vertical-align="middle" draw:auto-grow-height="false" fo:min-height="1.258cm" fo:min-width="4.738cm"/>
    </style:style>
    <style:style style:name="gr100" style:family="graphic" style:parent-style-name="standard">
      <style:graphic-properties draw:textarea-horizontal-align="justify" draw:textarea-vertical-align="middle" draw:auto-grow-height="false" fo:min-height="1.916cm" fo:min-width="4.359cm"/>
    </style:style>
    <style:style style:name="gr101" style:family="graphic" style:parent-style-name="standard">
      <style:graphic-properties draw:textarea-horizontal-align="justify" draw:textarea-vertical-align="middle" draw:auto-grow-height="false" fo:min-height="2.006cm" fo:min-width="4.449cm"/>
    </style:style>
    <style:style style:name="gr102" style:family="graphic" style:parent-style-name="standard">
      <style:graphic-properties draw:textarea-horizontal-align="justify" draw:textarea-vertical-align="middle" draw:auto-grow-height="false" fo:min-height="1.946cm" fo:min-width="4.164cm"/>
    </style:style>
    <style:style style:name="gr103" style:family="graphic" style:parent-style-name="standard">
      <style:graphic-properties draw:textarea-horizontal-align="justify" draw:textarea-vertical-align="middle" draw:auto-grow-height="false" fo:min-height="1.946cm" fo:min-width="4.264cm"/>
    </style:style>
    <style:style style:name="gr104" style:family="graphic" style:parent-style-name="standard">
      <style:graphic-properties svg:stroke-color="#eeeeee" draw:fill="solid" draw:fill-color="#eeeeee" draw:textarea-horizontal-align="justify" draw:textarea-vertical-align="middle" draw:auto-grow-height="false" fo:min-height="1.258cm" fo:min-width="4.738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b2b2b2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layer="layout" svg:width="12.4cm" svg:height="1.673cm" svg:x="4.3cm" svg:y="1.7cm">
          <draw:text-box>
            <text:p>1. Tela do cadastro da Empresa</text:p>
          </draw:text-box>
        </draw:frame>
        <draw:custom-shape draw:style-name="gr2" draw:text-style-name="P1" draw:layer="layout" svg:width="22.7cm" svg:height="11.9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2.7cm" svg:height="1.5cm" svg:x="3.8cm" svg:y="4.5cm">
          <text:p text:style-name="P1">Cadastro da Empresa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58cm" svg:height="0.962cm" svg:x="5.693cm" svg:y="8.497cm">
          <draw:text-box>
            <text:p><text:span text:style-name="T1">CNPJ: *</text:span></text:p>
          </draw:text-box>
        </draw:frame>
        <draw:custom-shape draw:style-name="gr5" draw:text-style-name="P1" draw:layer="layout" svg:width="1.788cm" svg:height="0.904cm" svg:x="9.518cm" svg:y="8.4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893cm" svg:height="0.904cm" svg:x="11.517cm" svg:y="8.4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99cm" svg:height="0.904cm" svg:x="13.62cm" svg:y="8.4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57cm" svg:height="0.904cm" svg:x="17.933cm" svg:y="8.497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94cm" svg:height="0.962cm" svg:x="5.693cm" svg:y="7.028cm">
          <draw:text-box>
            <text:p><text:span text:style-name="T1">Nome: *</text:span><text:span text:style-name="T2"> </text:span></text:p>
          </draw:text-box>
        </draw:frame>
        <draw:custom-shape draw:style-name="gr10" draw:text-style-name="P1" draw:layer="layout" svg:width="14.687cm" svg:height="0.904cm" svg:x="9.513cm" svg:y="7.028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508cm" svg:height="0.962cm" svg:x="5.5cm" svg:y="11.5cm">
          <draw:text-box>
            <text:p><text:span text:style-name="T1">Telefone: *</text:span></text:p>
          </draw:text-box>
        </draw:frame>
        <draw:custom-shape draw:style-name="gr12" draw:text-style-name="P1" draw:layer="layout" svg:width="1.367cm" svg:height="0.904cm" svg:x="9.644cm" svg:y="11.5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837cm" svg:height="0.904cm" svg:x="11.222cm" svg:y="11.512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812cm" svg:height="0.962cm" svg:x="5.646cm" svg:y="10.042cm">
          <draw:text-box>
            <text:p><text:span text:style-name="T1">Endereço: *</text:span></text:p>
          </draw:text-box>
        </draw:frame>
        <draw:custom-shape draw:style-name="gr15" draw:text-style-name="P1" draw:layer="layout" svg:width="14.726cm" svg:height="0.903cm" svg:x="9.57cm" svg:y="10.0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99cm" svg:height="0.904cm" svg:x="15.724cm" svg:y="8.497cm">
          <text:p/>
          <draw:enhanced-geometry svg:viewBox="0 0 21600 21600" draw:type="rectangle" draw:enhanced-path="M 0 0 L 21600 0 21600 21600 0 21600 0 0 Z N"/>
        </draw:custom-shape>
        <draw:custom-shape draw:name="Forma2" draw:style-name="gr16" draw:text-style-name="P4" draw:layer="layout" svg:width="3.4cm" svg:height="1.191cm" svg:x="21.662cm" svg:y="14.223cm">
          <text:p text:style-name="P1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7" draw:text-style-name="P4" draw:layer="layout" svg:width="3.7cm" svg:height="1.191cm" svg:x="17.5cm" svg:y="14.2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adrão">
        <draw:custom-shape draw:style-name="gr2" draw:text-style-name="P1" draw:layer="layout" svg:width="22.7cm" svg:height="11.9cm" svg:x="3.8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2.7cm" svg:height="1.5cm" svg:x="3.8cm" svg:y="3.7cm">
          <text:p text:style-name="P1">Cadastro de Funcionários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06cm" svg:height="0.848cm" svg:x="5.86cm" svg:y="7.622cm">
          <draw:text-box>
            <text:p><text:span text:style-name="T2">CPF: *</text:span></text:p>
          </draw:text-box>
        </draw:frame>
        <draw:custom-shape draw:style-name="gr19" draw:text-style-name="P1" draw:layer="layout" svg:width="2cm" svg:height="0.8cm" svg:x="9.26cm" svg:y="7.6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cm" svg:height="0.8cm" svg:x="11.66cm" svg:y="7.6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cm" svg:height="0.8cm" svg:x="13.76cm" svg:y="7.6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1cm" svg:height="0.8cm" svg:x="15.96cm" svg:y="7.622cm">
          <text:p/>
          <draw:enhanced-geometry svg:viewBox="0 0 21600 21600" draw:type="rectangle" draw:enhanced-path="M 0 0 L 21600 0 21600 21600 0 21600 0 0 Z N"/>
        </draw:custom-shape>
        <draw:g>
          <draw:frame draw:style-name="gr20" draw:text-style-name="P3" draw:layer="layout" svg:width="2.6cm" svg:height="0.848cm" svg:x="5.86cm" svg:y="6.522cm">
            <draw:text-box>
              <text:p><text:span text:style-name="T2">Nome: *</text:span></text:p>
            </draw:text-box>
          </draw:frame>
          <draw:custom-shape draw:style-name="gr21" draw:text-style-name="P1" draw:layer="layout" svg:width="14cm" svg:height="0.8cm" svg:x="9.26cm" svg:y="6.522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3" draw:layer="layout" svg:width="3.025cm" svg:height="0.848cm" svg:x="5.86cm" svg:y="10.922cm">
          <draw:text-box>
            <text:p><text:span text:style-name="T2">Telefone: *</text:span></text:p>
          </draw:text-box>
        </draw:frame>
        <draw:custom-shape draw:style-name="gr19" draw:text-style-name="P1" draw:layer="layout" svg:width="1.3cm" svg:height="0.8cm" svg:x="9.26cm" svg:y="10.9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5cm" svg:height="0.747cm" svg:x="10.761cm" svg:y="10.953cm">
          <text:p/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3.283cm" svg:height="0.848cm" svg:x="5.899cm" svg:y="9.822cm">
          <draw:text-box>
            <text:p><text:span text:style-name="T2">Endereço: *</text:span></text:p>
          </draw:text-box>
        </draw:frame>
        <draw:custom-shape draw:style-name="gr21" draw:text-style-name="P1" draw:layer="layout" svg:width="14cm" svg:height="0.8cm" svg:x="9.26cm" svg:y="9.822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2.454cm" svg:height="0.848cm" svg:x="5.9cm" svg:y="8.722cm">
          <draw:text-box>
            <text:p><text:span text:style-name="T2">Cargo: *</text:span></text:p>
          </draw:text-box>
        </draw:frame>
        <draw:custom-shape draw:style-name="gr25" draw:text-style-name="P1" draw:layer="layout" svg:width="14.001cm" svg:height="0.8cm" svg:x="9.26cm" svg:y="8.722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2.661cm" svg:height="0.848cm" svg:x="5.9cm" svg:y="12.922cm">
          <draw:text-box>
            <text:p><text:span text:style-name="T2">Salário: *</text:span></text:p>
          </draw:text-box>
        </draw:frame>
        <draw:custom-shape draw:style-name="gr19" draw:text-style-name="P1" draw:layer="layout" svg:width="4.399cm" svg:height="0.8cm" svg:x="9.261cm" svg:y="12.92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2.4cm" svg:height="1.673cm" svg:x="4.3cm" svg:y="1.701cm">
          <draw:text-box>
            <text:p>2. Tela de cadastro de Funcionários </text:p>
          </draw:text-box>
        </draw:frame>
        <draw:custom-shape draw:name="Forma2" draw:style-name="gr27" draw:text-style-name="P4" draw:layer="layout" svg:width="3.3cm" svg:height="1.191cm" svg:x="16.8cm" svg:y="13.509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7" draw:text-style-name="P4" draw:layer="layout" svg:width="3.3cm" svg:height="1.191cm" svg:x="20.4cm" svg:y="13.509cm">
          <text:p text:style-name="P1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" draw:layer="layout" svg:width="2.661cm" svg:height="0.848cm" svg:x="5.901cm" svg:y="11.922cm">
          <draw:text-box>
            <text:p><text:span text:style-name="T2">Email: </text:span></text:p>
          </draw:text-box>
        </draw:frame>
        <draw:custom-shape draw:style-name="gr21" draw:text-style-name="P1" draw:layer="layout" svg:width="14cm" svg:height="0.8cm" svg:x="9.26cm" svg:y="11.92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custom-shape draw:style-name="gr2" draw:text-style-name="P1" draw:layer="layout" svg:width="22.7cm" svg:height="12.556cm" svg:x="3.8cm" svg:y="4.5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2.7cm" svg:height="1.583cm" svg:x="3.8cm" svg:y="3.7cm">
          <text:p text:style-name="P1">Cadastro de Obras e Serviços</text:p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3.5cm" svg:height="1.445cm" svg:x="5.865cm" svg:y="6.8cm">
          <draw:text-box>
            <text:p><text:span text:style-name="T2">Descrição: * <text:s text:c="3"/></text:span></text:p>
          </draw:text-box>
        </draw:frame>
        <draw:custom-shape draw:style-name="gr29" draw:text-style-name="P1" draw:layer="layout" svg:width="14.531cm" svg:height="0.8cm" svg:x="9.369cm" svg:y="6.76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8cm" svg:height="0.848cm" svg:x="5.865cm" svg:y="11.2cm">
          <draw:text-box>
            <text:p><text:span text:style-name="T2">Bairro: </text:span></text:p>
          </draw:text-box>
        </draw:frame>
        <draw:custom-shape draw:style-name="gr31" draw:text-style-name="P1" draw:layer="layout" svg:width="7.9cm" svg:height="0.8cm" svg:x="9.365cm" svg:y="11.2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2.961cm" svg:height="0.848cm" svg:x="5.904cm" svg:y="10.1cm">
          <draw:text-box>
            <text:p><text:span text:style-name="T2">Cidade: * <text:s/></text:span></text:p>
          </draw:text-box>
        </draw:frame>
        <draw:frame draw:style-name="gr33" draw:text-style-name="P2" draw:layer="layout" svg:width="4.02cm" svg:height="0.962cm" svg:x="12.78cm" svg:y="8.038cm">
          <draw:text-box>
            <text:p><text:span text:style-name="T1">Localização:</text:span></text:p>
          </draw:text-box>
        </draw:frame>
        <draw:frame draw:style-name="gr34" draw:text-style-name="P3" draw:layer="layout" svg:width="2.26cm" svg:height="0.848cm" svg:x="5.905cm" svg:y="12.3cm">
          <draw:text-box>
            <text:p><text:span text:style-name="T2">Rua: </text:span></text:p>
          </draw:text-box>
        </draw:frame>
        <draw:custom-shape draw:style-name="gr35" draw:text-style-name="P1" draw:layer="layout" svg:width="14.635cm" svg:height="0.8cm" svg:x="9.365cm" svg:y="12.3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2.96cm" svg:height="0.848cm" svg:x="5.905cm" svg:y="13.4cm">
          <draw:text-box>
            <text:p><text:span text:style-name="T2">Cliente: *</text:span></text:p>
          </draw:text-box>
        </draw:frame>
        <draw:custom-shape draw:style-name="gr37" draw:text-style-name="P1" draw:layer="layout" svg:width="7.435cm" svg:height="0.8cm" svg:x="9.365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9cm" svg:height="0.8cm" svg:x="15.865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407cm" svg:height="0.394cm" draw:transform="rotate (0.785398163397448) translate (15.946cm 13.705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3" draw:layer="layout" svg:width="2.799cm" svg:height="0.848cm" svg:x="5.866cm" svg:y="9cm">
          <draw:text-box>
            <text:p><text:span text:style-name="T2">Estado: *</text:span></text:p>
          </draw:text-box>
        </draw:frame>
        <draw:path draw:style-name="gr19" draw:text-style-name="P1" draw:layer="layout" svg:width="3.999cm" svg:height="0.799cm" svg:x="9.365cm" svg:y="10.1cm" svg:viewBox="0 0 4000 800" svg:d="M0 800v-800h4000v800zM3400 800v-800h600v800zM3977 345l-568-10 289 289zM3977 345zM3409 336z">
          <text:p/>
        </draw:path>
        <draw:path draw:style-name="gr39" draw:text-style-name="P1" draw:layer="layout" svg:width="2.199cm" svg:height="0.799cm" svg:x="9.365cm" svg:y="8.9cm" svg:viewBox="0 0 2200 800" svg:d="M0 800v-800h2200v800zM1600 800v-800h600v800zM2177 345l-568-10 289 289zM2177 345zM1609 336z">
          <text:p/>
        </draw:path>
        <draw:frame draw:style-name="gr40" draw:text-style-name="P3" draw:layer="layout" svg:width="3.482cm" svg:height="0.848cm" svg:x="17.565cm" svg:y="11.2cm">
          <draw:text-box>
            <text:p><text:span text:style-name="T2">Número: </text:span></text:p>
          </draw:text-box>
        </draw:frame>
        <draw:custom-shape draw:style-name="gr19" draw:text-style-name="P1" draw:layer="layout" svg:width="3.935cm" svg:height="0.8cm" svg:x="20.065cm" svg:y="11.2cm">
          <text:p/>
          <draw:enhanced-geometry svg:viewBox="0 0 21600 21600" draw:type="rectangle" draw:enhanced-path="M 0 0 L 21600 0 21600 21600 0 21600 0 0 Z N"/>
        </draw:custom-shape>
        <draw:frame draw:style-name="gr41" draw:text-style-name="P3" draw:layer="layout" svg:width="3.956cm" svg:height="0.848cm" svg:x="14.005cm" svg:y="10.1cm">
          <draw:text-box>
            <text:p><text:span text:style-name="T2">Complemento:</text:span></text:p>
          </draw:text-box>
        </draw:frame>
        <draw:custom-shape draw:style-name="gr19" draw:text-style-name="P1" draw:layer="layout" svg:width="5.599cm" svg:height="0.8cm" svg:x="18.366cm" svg:y="10.1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2.4cm" svg:height="1.673cm" svg:x="4.3cm" svg:y="1.701cm">
          <draw:text-box>
            <text:p>3. Tela de cadastro de Obras e Serviços</text:p>
          </draw:text-box>
        </draw:frame>
        <draw:custom-shape draw:name="Forma2" draw:style-name="gr42" draw:text-style-name="P4" draw:layer="layout" svg:width="3cm" svg:height="1.2cm" svg:x="21cm" svg:y="15.4cm">
          <text:p text:style-name="P1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3" draw:text-style-name="P4" draw:layer="layout" svg:width="2.7cm" svg:height="1.191cm" svg:x="17.9cm" svg:y="15.409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adrão">
        <draw:custom-shape draw:style-name="gr44" draw:text-style-name="P1" draw:layer="layout" svg:width="24.9cm" svg:height="17cm" svg:x="2.6cm" svg:y="2.7cm">
          <text:p/>
          <draw:enhanced-geometry svg:viewBox="0 0 21600 21600" draw:type="rectangle" draw:enhanced-path="M 0 0 L 21600 0 21600 21600 0 21600 0 0 Z N"/>
        </draw:custom-shape>
        <draw:frame draw:style-name="gr45" draw:text-style-name="P5" draw:layer="layout" svg:width="12.4cm" svg:height="2.384cm" svg:x="3.5cm" svg:y="1.116cm">
          <draw:text-box>
            <text:p><text:span text:style-name="T4">4 . Gerenciar Materiais de Construção</text:span></text:p>
            <text:p><text:span text:style-name="T4"/></text:p>
            <text:p><text:span text:style-name="T4"/></text:p>
          </draw:text-box>
        </draw:frame>
        <draw:custom-shape draw:style-name="gr46" draw:text-style-name="P1" draw:layer="layout" svg:width="24.9cm" svg:height="1.5cm" svg:x="2.6cm" svg:y="2.7cm">
          <text:p/>
          <draw:enhanced-geometry svg:viewBox="0 0 21600 21600" draw:type="rectangle" draw:enhanced-path="M 0 0 L 21600 0 21600 21600 0 21600 0 0 Z N"/>
        </draw:custom-shape>
        <draw:frame draw:style-name="gr47" draw:text-style-name="P5" draw:layer="layout" svg:width="5.908cm" svg:height="0.962cm" svg:x="10.7cm" svg:y="3cm">
          <draw:text-box>
            <text:p><text:span text:style-name="T4">Cadastrar Material</text:span></text:p>
          </draw:text-box>
        </draw:frame>
        <draw:frame draw:style-name="gr48" draw:text-style-name="P5" draw:layer="layout" svg:width="3.8cm" svg:height="1.4cm" svg:x="4.9cm" svg:y="7.6cm">
          <draw:text-box>
            <text:p><text:span text:style-name="T4">Nome : *</text:span></text:p>
          </draw:text-box>
        </draw:frame>
        <draw:custom-shape draw:name="Forma2" draw:style-name="gr43" draw:text-style-name="P4" draw:layer="layout" svg:width="2.7cm" svg:height="1.191cm" svg:x="20.3cm" svg:y="17.909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9" draw:text-style-name="P4" draw:layer="layout" svg:width="15.609cm" svg:height="1.191cm" svg:x="9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3" draw:text-style-name="P4" draw:layer="layout" svg:width="2.7cm" svg:height="1.191cm" svg:x="17cm" svg:y="18.009cm">
          <text:p text:style-name="P1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4.5cm" svg:height="1.673cm" svg:x="4.6cm" svg:y="10.4cm">
          <draw:text-box>
            <text:p><text:span text:style-name="T4">Descrição : *</text:span></text:p>
          </draw:text-box>
        </draw:frame>
        <draw:custom-shape draw:name="Forma2" draw:style-name="gr50" draw:text-style-name="P4" draw:layer="layout" svg:width="7.1cm" svg:height="1.191cm" svg:x="9.1cm" svg:y="10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frame draw:style-name="gr45" draw:layer="layout" svg:width="12.4cm" svg:height="2.384cm" svg:x="3.5cm" svg:y="1.116cm">
          <draw:text-box>
            <text:p>5 . Gerenciar clientes</text:p>
            <text:p/>
            <text:p/>
          </draw:text-box>
        </draw:frame>
        <draw:custom-shape draw:style-name="gr51" draw:text-style-name="P1" draw:layer="layout" svg:width="22.7cm" svg:height="17.27cm" svg:x="1.2cm" svg:y="2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22.6cm" svg:height="1.5cm" svg:x="1.2cm" svg:y="2.5cm">
          <text:p/>
          <draw:enhanced-geometry svg:viewBox="0 0 21600 21600" draw:type="rectangle" draw:enhanced-path="M 0 0 L 21600 0 21600 21600 0 21600 0 0 Z N"/>
        </draw:custom-shape>
        <draw:frame draw:style-name="gr47" draw:layer="layout" svg:width="5.908cm" svg:height="0.962cm" svg:x="10.7cm" svg:y="3cm">
          <draw:text-box>
            <text:p>Cadastrar Cliente</text:p>
          </draw:text-box>
        </draw:frame>
        <draw:frame draw:style-name="gr48" draw:layer="layout" svg:width="3.8cm" svg:height="1.4cm" svg:x="4cm" svg:y="4.9cm">
          <draw:text-box>
            <text:p>Nome : *</text:p>
          </draw:text-box>
        </draw:frame>
        <draw:custom-shape draw:name="Forma2" draw:style-name="gr43" draw:text-style-name="P4" draw:layer="layout" svg:width="2.7cm" svg:height="1.191cm" svg:x="20.3cm" svg:y="17.909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layer="layout" svg:width="4.7cm" svg:height="0.962cm" svg:x="16.7cm" svg:y="7.138cm">
          <draw:text-box>
            <text:p>Pessoa Fisica</text:p>
          </draw:text-box>
        </draw:frame>
        <draw:custom-shape draw:style-name="gr54" draw:text-style-name="P1" draw:layer="layout" svg:width="0.821cm" svg:height="0.716cm" svg:x="14.779cm" svg:y="9.18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5" draw:text-style-name="P1" draw:layer="layout" svg:width="0.8cm" svg:height="0.7cm" svg:x="14.9cm" svg:y="7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6" draw:layer="layout" svg:width="5.5cm" svg:height="1.873cm" svg:x="16.4cm" svg:y="9.027cm">
          <draw:text-box>
            <text:p>Pessoa Juridica</text:p>
          </draw:text-box>
        </draw:frame>
        <draw:custom-shape draw:name="Forma2" draw:style-name="gr49" draw:text-style-name="P4" draw:layer="layout" svg:width="15.609cm" svg:height="1.191cm" svg:x="6.9cm" svg:y="4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3" draw:text-style-name="P4" draw:layer="layout" svg:width="2.7cm" svg:height="1.191cm" svg:x="17cm" svg:y="18.009cm">
          <text:p text:style-name="P1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layer="layout" svg:width="3.8cm" svg:height="1.4cm" svg:x="3.9cm" svg:y="7.2cm">
          <draw:text-box>
            <text:p>CPF : *</text:p>
          </draw:text-box>
        </draw:frame>
        <draw:frame draw:style-name="gr48" draw:layer="layout" svg:width="3.8cm" svg:height="1.4cm" svg:x="3.6cm" svg:y="9.3cm">
          <draw:text-box>
            <text:p>CNPJ : *</text:p>
          </draw:text-box>
        </draw:frame>
        <draw:custom-shape draw:name="Forma2" draw:style-name="gr50" draw:text-style-name="P4" draw:layer="layout" svg:width="7.1cm" svg:height="1.191cm" svg:x="6.9cm" svg:y="7cm"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0" draw:text-style-name="P4" draw:layer="layout" svg:width="7.1cm" svg:height="1.191cm" svg:x="7.1cm" svg:y="8.9cm"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4cm" svg:height="1.673cm" svg:x="2.8cm" svg:y="13.327cm">
          <draw:text-box>
            <text:p>Endereço : *</text:p>
          </draw:text-box>
        </draw:frame>
        <draw:custom-shape draw:name="Forma2" draw:style-name="gr49" draw:text-style-name="P4" draw:layer="layout" svg:width="15.609cm" svg:height="1.191cm" svg:x="7.091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layer="layout" svg:width="4cm" svg:height="1.573cm" svg:x="3cm" svg:y="11.327cm">
          <draw:text-box>
            <text:p>Telefone : *</text:p>
          </draw:text-box>
        </draw:frame>
        <draw:custom-shape draw:name="Forma2" draw:style-name="gr50" draw:text-style-name="P4" draw:layer="layout" svg:width="7.1cm" svg:height="1.191cm" svg:x="7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Padrão">
        <draw:custom-shape draw:style-name="gr2" draw:text-style-name="P1" draw:layer="layout" svg:width="22.7cm" svg:height="9.7cm" svg:x="3.7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2.8cm" svg:height="1.5cm" svg:x="3.7cm" svg:y="3.7cm">
          <text:p text:style-name="P1">Cadastro de Fornecedores</text:p>
          <draw:enhanced-geometry svg:viewBox="0 0 21600 21600" draw:type="rectangle" draw:enhanced-path="M 0 0 L 21600 0 21600 21600 0 21600 0 0 Z N"/>
        </draw:custom-shape>
        <draw:frame draw:style-name="gr58" draw:text-style-name="P3" draw:layer="layout" svg:width="2.51cm" svg:height="0.955cm" svg:x="5.49cm" svg:y="7.5cm">
          <draw:text-box>
            <text:p><text:span text:style-name="T2">E-mail: *</text:span></text:p>
          </draw:text-box>
        </draw:frame>
        <draw:frame draw:style-name="gr9" draw:text-style-name="P3" draw:layer="layout" svg:width="2.702cm" svg:height="0.958cm" svg:x="5.493cm" svg:y="6.228cm">
          <draw:text-box>
            <text:p><text:span text:style-name="T2">Nome: * </text:span></text:p>
          </draw:text-box>
        </draw:frame>
        <draw:custom-shape draw:style-name="gr10" draw:text-style-name="P1" draw:layer="layout" svg:width="15.568cm" svg:height="0.904cm" svg:x="8.813cm" svg:y="6.228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3.174cm" svg:height="0.958cm" svg:x="5.326cm" svg:y="10.142cm">
          <draw:text-box>
            <text:p><text:span text:style-name="T2">Telefone: *</text:span></text:p>
          </draw:text-box>
        </draw:frame>
        <draw:custom-shape draw:style-name="gr12" draw:text-style-name="P1" draw:layer="layout" svg:width="1.367cm" svg:height="0.904cm" svg:x="8.833cm" svg:y="10.0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837cm" svg:height="0.904cm" svg:x="10.4cm" svg:y="10.1cm">
          <text:p/>
          <draw:enhanced-geometry svg:viewBox="0 0 21600 21600" draw:type="rectangle" draw:enhanced-path="M 0 0 L 21600 0 21600 21600 0 21600 0 0 Z N"/>
        </draw:custom-shape>
        <draw:frame draw:style-name="gr59" draw:text-style-name="P3" draw:layer="layout" svg:width="3.454cm" svg:height="0.9cm" svg:x="5.446cm" svg:y="8.8cm">
          <draw:text-box>
            <text:p><text:span text:style-name="T2">Endereço: *</text:span></text:p>
          </draw:text-box>
        </draw:frame>
        <draw:custom-shape draw:style-name="gr15" draw:text-style-name="P1" draw:layer="layout" svg:width="15.5cm" svg:height="0.903cm" svg:x="8.8cm" svg:y="8.80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15.5cm" svg:height="0.904cm" svg:x="8.8cm" svg:y="7.497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2.4cm" svg:height="1.673cm" svg:x="4.3cm" svg:y="1.7cm">
          <draw:text-box>
            <text:p>6. Tela de cadastro de Fornecedores</text:p>
          </draw:text-box>
        </draw:frame>
        <draw:custom-shape draw:name="Forma2" draw:style-name="gr16" draw:text-style-name="P4" draw:layer="layout" svg:width="3.4cm" svg:height="1.191cm" svg:x="22cm" svg:y="12.009cm">
          <text:p text:style-name="P1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7" draw:text-style-name="P4" draw:layer="layout" svg:width="3.7cm" svg:height="1.191cm" svg:x="18cm" svg:y="12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adrão">
        <draw:frame draw:style-name="gr1" draw:text-style-name="P5" draw:layer="layout" svg:width="12.4cm" svg:height="1.673cm" svg:x="4.266cm" svg:y="1.701cm">
          <draw:text-box>
            <text:p><text:span text:style-name="T4">7 . Registro de pedidos</text:span></text:p>
          </draw:text-box>
        </draw:frame>
        <draw:custom-shape draw:style-name="gr2" draw:text-style-name="P1" draw:layer="layout" svg:width="22.7cm" svg:height="15.6cm" svg:x="3.2cm" svg:y="3.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22.6cm" svg:height="1.5cm" svg:x="3.3cm" svg:y="3.165cm">
          <text:p/>
          <draw:enhanced-geometry svg:viewBox="0 0 21600 21600" draw:type="rectangle" draw:enhanced-path="M 0 0 L 21600 0 21600 21600 0 21600 0 0 Z N"/>
        </draw:custom-shape>
        <draw:frame draw:style-name="gr61" draw:text-style-name="P5" draw:layer="layout" svg:width="5.535cm" svg:height="0.962cm" svg:x="11.326cm" svg:y="3.369cm">
          <draw:text-box>
            <text:p><text:span text:style-name="T4">Registrar Pedidos</text:span></text:p>
          </draw:text-box>
        </draw:frame>
        <draw:custom-shape draw:style-name="gr62" draw:text-style-name="P6" draw:layer="layout" svg:width="12.9cm" svg:height="1.5cm" svg:x="9.1cm" svg:y="5.4cm">
          <text:p text:style-name="P1"><text:span text:style-name="T4">Selecionar Material</text:span></text:p>
          <draw:enhanced-geometry svg:viewBox="0 0 21600 21600" draw:type="rectangle" draw:enhanced-path="M 0 0 L 21600 0 21600 21600 0 21600 0 0 Z N"/>
        </draw:custom-shape>
        <draw:frame draw:style-name="gr48" draw:text-style-name="P5" draw:layer="layout" svg:width="3.8cm" svg:height="1.4cm" svg:x="4.3cm" svg:y="5.7cm">
          <draw:text-box>
            <text:p><text:span text:style-name="T4">Nome : *</text:span></text:p>
          </draw:text-box>
        </draw:frame>
        <draw:frame draw:style-name="gr1" draw:text-style-name="P5" draw:layer="layout" svg:width="4.7cm" svg:height="1.673cm" svg:x="4.2cm" svg:y="7.6cm">
          <draw:text-box>
            <text:p><text:span text:style-name="T4">Quantidade : *</text:span></text:p>
          </draw:text-box>
        </draw:frame>
        <draw:g>
          <draw:custom-shape draw:style-name="gr63" draw:text-style-name="P1" draw:layer="layout" svg:width="3.6cm" svg:height="1.4cm" svg:x="9.1cm" svg:y="7.4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1.1cm" svg:height="1.4cm" svg:x="11.6cm" svg:y="7.4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1" draw:layer="layout" svg:width="1cm" svg:height="0.56cm" svg:x="11.6cm" svg:y="7.86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Forma2" draw:style-name="gr43" draw:text-style-name="P4" draw:layer="layout" svg:width="2.7cm" svg:height="1.191cm" svg:x="21.9cm" svg:y="17.009cm">
          <text:p text:style-name="P1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3" draw:text-style-name="P4" draw:layer="layout" svg:width="2.7cm" svg:height="1.191cm" svg:x="18.9cm" svg:y="17.009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3" draw:text-style-name="P4" draw:layer="layout" svg:width="2.7cm" svg:height="1.191cm" svg:x="19.3cm" svg:y="7.6cm">
          <text:p text:style-name="P1"><text:span text:style-name="T3">In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" draw:layer="layout" svg:width="1.1cm" svg:height="1.5cm" svg:x="20.9cm" svg:y="5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cm" svg:height="0.6cm" svg:x="21cm" svg:y="5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1" draw:layer="layout" svg:width="18.6cm" svg:height="4.1cm" svg:x="5.2cm" svg:y="9.8cm">
          <text:p/>
          <draw:enhanced-geometry svg:viewBox="0 0 21600 21600" draw:type="rectangle" draw:enhanced-path="M 0 0 L 21600 0 21600 21600 0 21600 0 0 Z N"/>
        </draw:custom-shape>
        <draw:frame draw:style-name="gr67" draw:text-style-name="P7" draw:layer="layout" svg:width="6.124cm" svg:height="0.729cm" svg:x="5cm" svg:y="9.2cm">
          <draw:text-box>
            <text:p><text:span text:style-name="T5">Materiais incluídos no pedido:</text:span></text:p>
          </draw:text-box>
        </draw:frame>
        <draw:frame draw:style-name="gr1" draw:text-style-name="P5" draw:layer="layout" svg:width="4.7cm" svg:height="1.673cm" svg:x="4.2cm" svg:y="14.801cm">
          <draw:text-box>
            <text:p><text:span text:style-name="T4">Fornecedor : *</text:span></text:p>
          </draw:text-box>
        </draw:frame>
        <draw:custom-shape draw:style-name="gr62" draw:text-style-name="P6" draw:layer="layout" svg:width="15.199cm" svg:height="1.5cm" svg:x="9.101cm" svg:y="14.6cm">
          <text:p text:style-name="P1"><text:span text:style-name="T4">Selecionar Fornecedor</text:span>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.1cm" svg:height="1.5cm" svg:x="23.2cm" svg:y="14.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cm" svg:height="0.6cm" svg:x="23.301cm" svg:y="15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Padrão">
        <draw:frame draw:style-name="gr1" draw:text-style-name="P5" draw:layer="layout" svg:width="12.4cm" svg:height="1.673cm" svg:x="2.766cm" svg:y="0.901cm">
          <draw:text-box>
            <text:p><text:span text:style-name="T4">8 . Gerenciar Trabalhos</text:span></text:p>
          </draw:text-box>
        </draw:frame>
        <draw:custom-shape draw:style-name="gr68" draw:text-style-name="P8" draw:layer="layout" svg:width="22.7cm" svg:height="16.77cm" svg:x="2.8cm" svg:y="2.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22.6cm" svg:height="1.5cm" svg:x="2.8cm" svg:y="2.3cm">
          <text:p/>
          <draw:enhanced-geometry svg:viewBox="0 0 21600 21600" draw:type="rectangle" draw:enhanced-path="M 0 0 L 21600 0 21600 21600 0 21600 0 0 Z N"/>
        </draw:custom-shape>
        <draw:frame draw:style-name="gr47" draw:text-style-name="P5" draw:layer="layout" svg:width="5.908cm" svg:height="0.962cm" svg:x="11.3cm" svg:y="2.638cm">
          <draw:text-box>
            <text:p><text:span text:style-name="T4">Gerenciar Trabalho</text:span></text:p>
          </draw:text-box>
        </draw:frame>
        <draw:custom-shape draw:style-name="gr62" draw:text-style-name="P6" draw:layer="layout" svg:width="12.5cm" svg:height="1.2cm" svg:x="10cm" svg:y="4.3cm">
          <text:p text:style-name="P1"><text:span text:style-name="T4">Selecionar Obra e/ou Serviço</text:span></text:p>
          <draw:enhanced-geometry svg:viewBox="0 0 21600 21600" draw:type="rectangle" draw:enhanced-path="M 0 0 L 21600 0 21600 21600 0 21600 0 0 Z N"/>
        </draw:custom-shape>
        <draw:frame draw:style-name="gr48" draw:text-style-name="P3" draw:layer="layout" svg:width="5.5cm" svg:height="1.4cm" svg:x="4.6cm" svg:y="4.4cm">
          <draw:text-box>
            <text:p><text:span text:style-name="T2">Obra e/ou Serviço: *</text:span></text:p>
          </draw:text-box>
        </draw:frame>
        <draw:frame draw:style-name="gr69" draw:text-style-name="P5" draw:layer="layout" svg:width="4.7cm" svg:height="1cm" svg:x="4.6cm" svg:y="12.4cm">
          <draw:text-box>
            <text:p><text:span text:style-name="T4">Data Inicio : *</text:span></text:p>
          </draw:text-box>
        </draw:frame>
        <draw:custom-shape draw:name="Forma2" draw:style-name="gr43" draw:text-style-name="P4" draw:layer="layout" svg:width="2.7cm" svg:height="1.191cm" svg:x="22cm" svg:y="17.2cm">
          <text:p text:style-name="P1"><text:span text:style-name="T3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3" draw:text-style-name="P4" draw:layer="layout" svg:width="2.7cm" svg:height="1.191cm" svg:x="19.1cm" svg:y="17.2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" draw:layer="layout" svg:width="1cm" svg:height="1.2cm" svg:x="22.3cm" svg:y="4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1cm" svg:height="0.5cm" svg:x="22.3cm" svg:y="4.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9" draw:text-style-name="P5" draw:layer="layout" svg:width="5.2cm" svg:height="1cm" svg:x="4.6cm" svg:y="13.4cm">
          <draw:text-box>
            <text:p><text:span text:style-name="T4">Data Termino : *</text:span></text:p>
          </draw:text-box>
        </draw:frame>
        <draw:custom-shape draw:name="Forma2" draw:style-name="gr71" draw:text-style-name="P4" draw:layer="layout" svg:width="5.3cm" svg:height="0.9cm" svg:x="9.6cm" svg:y="12.3cm">
          <text:p text:style-name="P1"><text:span text:style-name="T3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71" draw:text-style-name="P4" draw:layer="layout" svg:width="5.3cm" svg:height="0.891cm" svg:x="9.6cm" svg:y="13.409cm">
          <text:p text:style-name="P1"><text:span text:style-name="T3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5" draw:layer="layout" svg:width="4.9cm" svg:height="0.973cm" svg:x="4.6cm" svg:y="14.627cm">
          <draw:text-box>
            <text:p><text:span text:style-name="T4">Andamento <text:s/>: *</text:span></text:p>
          </draw:text-box>
        </draw:frame>
        <draw:custom-shape draw:style-name="gr73" draw:text-style-name="P1" draw:layer="layout" svg:width="0.6cm" svg:height="0.6cm" svg:x="16.1cm" svg:y="14.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3" draw:text-style-name="P1" draw:layer="layout" svg:width="0.6cm" svg:height="0.565cm" svg:x="9.749cm" svg:y="14.835cm">
          <text:p/>
          <draw:enhanced-geometry svg:viewBox="0 0 21600 21600" draw:glue-points="10800 0 3163 3163 0 10800 3163 18437 10800 21600 18437 18437 21600 10800 18437 3163" draw:text-areas="3163 3163 18437 18437" draw:type="ring" draw:modifiers="5139.43427620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4" draw:text-style-name="P5" draw:layer="layout" svg:width="4.9cm" svg:height="0.962cm" svg:x="10.3cm" svg:y="14.7cm">
          <draw:text-box>
            <text:p><text:span text:style-name="T4">Em execução</text:span></text:p>
          </draw:text-box>
        </draw:frame>
        <draw:frame draw:style-name="gr75" draw:text-style-name="P5" draw:layer="layout" svg:width="2.8cm" svg:height="0.962cm" svg:x="16.6cm" svg:y="14.773cm">
          <draw:text-box>
            <text:p><text:span text:style-name="T4">Parado</text:span></text:p>
          </draw:text-box>
        </draw:frame>
        <draw:frame draw:style-name="gr75" draw:text-style-name="P5" draw:layer="layout" svg:width="3.385cm" svg:height="0.962cm" svg:x="21cm" svg:y="14.738cm">
          <draw:text-box>
            <text:p><text:span text:style-name="T4">Finalizado</text:span></text:p>
          </draw:text-box>
        </draw:frame>
        <draw:custom-shape draw:style-name="gr73" draw:text-style-name="P1" draw:layer="layout" svg:width="0.6cm" svg:height="0.6cm" svg:x="20.5cm" svg:y="14.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6" draw:text-style-name="P1" draw:layer="layout" svg:width="18.6cm" svg:height="4.2cm" svg:x="4.801cm" svg:y="7.8cm">
          <text:p/>
          <draw:enhanced-geometry svg:viewBox="0 0 21600 21600" draw:type="rectangle" draw:enhanced-path="M 0 0 L 21600 0 21600 21600 0 21600 0 0 Z N"/>
        </draw:custom-shape>
        <draw:frame draw:style-name="gr76" draw:text-style-name="P7" draw:layer="layout" svg:width="6.882cm" svg:height="1.129cm" svg:x="4.601cm" svg:y="7.2cm">
          <draw:text-box>
            <text:p><text:span text:style-name="T5">Funcionários incluído no trabalho:</text:span></text:p>
          </draw:text-box>
        </draw:frame>
        <draw:custom-shape draw:style-name="gr62" draw:text-style-name="P6" draw:layer="layout" svg:width="11.2cm" svg:height="1.2cm" svg:x="10cm" svg:y="5.8cm">
          <text:p text:style-name="P1"><text:span text:style-name="T4">Selecionar Funcionário</text:span></text:p>
          <draw:enhanced-geometry svg:viewBox="0 0 21600 21600" draw:type="rectangle" draw:enhanced-path="M 0 0 L 21600 0 21600 21600 0 21600 0 0 Z N"/>
        </draw:custom-shape>
        <draw:frame draw:style-name="gr48" draw:text-style-name="P5" draw:layer="layout" svg:width="4.699cm" svg:height="1.4cm" svg:x="4.601cm" svg:y="5.9cm">
          <draw:text-box>
            <text:p><text:span text:style-name="T4">Funcionário : *</text:span></text:p>
          </draw:text-box>
        </draw:frame>
        <draw:custom-shape draw:style-name="gr64" draw:text-style-name="P1" draw:layer="layout" svg:width="1cm" svg:height="1.2cm" svg:x="20.2cm" svg:y="5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0" draw:text-style-name="P1" draw:layer="layout" svg:width="1cm" svg:height="0.5cm" svg:x="20.201cm" svg:y="6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orma2" draw:style-name="gr43" draw:text-style-name="P4" draw:layer="layout" svg:width="1.8cm" svg:height="1.191cm" svg:x="21.5cm" svg:y="5.809cm">
          <text:p text:style-name="P1"><text:span text:style-name="T3">In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Padrão">
        <draw:frame draw:style-name="gr1" draw:text-style-name="P5" draw:layer="layout" svg:width="12.4cm" svg:height="1.673cm" svg:x="4.266cm" svg:y="1.701cm">
          <draw:text-box>
            <text:p><text:span text:style-name="T4">UC2.5 Tela de login</text:span></text:p>
          </draw:text-box>
        </draw:frame>
        <draw:custom-shape draw:style-name="gr2" draw:text-style-name="P1" draw:layer="layout" svg:width="22.7cm" svg:height="11.6cm" svg:x="3.3cm" svg:y="4.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3.982cm" svg:height="1.1cm" svg:x="8.5cm" svg:y="7.9cm">
          <text:p/>
          <draw:enhanced-geometry svg:viewBox="0 0 21600 21600" draw:type="rectangle" draw:enhanced-path="M 0 0 L 21600 0 21600 21600 0 21600 0 0 Z N"/>
        </draw:custom-shape>
        <draw:frame draw:style-name="gr78" draw:text-style-name="P6" draw:layer="layout" svg:width="4.409cm" svg:height="0.962cm" svg:x="13.1cm" svg:y="4.538cm">
          <draw:text-box>
            <text:p text:style-name="P1"><text:span text:style-name="T4">Login</text:span></text:p>
          </draw:text-box>
        </draw:frame>
        <draw:frame draw:style-name="gr79" draw:text-style-name="P5" draw:layer="layout" svg:width="2.939cm" svg:height="1cm" svg:x="5.861cm" svg:y="8cm">
          <draw:text-box>
            <text:p><text:span text:style-name="T4">Login : </text:span></text:p>
          </draw:text-box>
        </draw:frame>
        <draw:custom-shape draw:style-name="gr80" draw:text-style-name="P1" draw:layer="layout" svg:width="13.9cm" svg:height="1.1cm" svg:x="8.5cm" svg:y="11cm">
          <text:p/>
          <draw:enhanced-geometry svg:viewBox="0 0 21600 21600" draw:type="rectangle" draw:enhanced-path="M 0 0 L 21600 0 21600 21600 0 21600 0 0 Z N"/>
        </draw:custom-shape>
        <draw:frame draw:style-name="gr81" draw:text-style-name="P5" draw:layer="layout" svg:width="2.893cm" svg:height="1.673cm" svg:x="5.607cm" svg:y="11.2cm">
          <draw:text-box>
            <text:p><text:span text:style-name="T4">Senha : </text:span></text:p>
          </draw:text-box>
        </draw:frame>
        <draw:custom-shape draw:name="Forma2" draw:style-name="gr43" draw:text-style-name="P4" draw:layer="layout" svg:width="3.1cm" svg:height="1.191cm" svg:x="21.7cm" svg:y="13.8cm">
          <text:p text:style-name="P1"><text:span text:style-name="T3">En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5" draw:layer="layout" svg:width="17.3cm" svg:height="1.673cm" svg:x="8.3cm" svg:y="9.027cm">
          <draw:text-box>
            <text:p><text:span text:style-name="T5">Para fazer login como administrador, informe o nome de usuário.</text:span></text:p>
            <text:p><text:span text:style-name="T5"><text:tab/></text:span><text:span text:style-name="T5">Caso não seja o administrador do sistema, informe o CPF.</text:span></text:p>
          </draw:text-box>
        </draw:frame>
      </draw:page>
      <draw:page draw:name="page10" draw:style-name="dp1" draw:master-page-name="Padrão">
        <draw:frame draw:style-name="gr1" draw:text-style-name="P5" draw:layer="layout" svg:width="12.4cm" svg:height="1.673cm" svg:x="3cm" svg:y="1.5cm">
          <draw:text-box>
            <text:p><text:span text:style-name="T4">Tela de Busca</text:span></text:p>
          </draw:text-box>
        </draw:frame>
        <draw:custom-shape draw:style-name="gr82" draw:text-style-name="P1" draw:layer="layout" svg:width="22.565cm" svg:height="14.7cm" svg:x="2.8cm" svg:y="3.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22.661cm" svg:height="1.5cm" svg:x="2.8cm" svg:y="3.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6" draw:layer="layout" svg:width="12.2cm" svg:height="1.1cm" svg:x="4.3cm" svg:y="6.3cm">
          <text:p text:style-name="P1"><text:span text:style-name="T6">Buscar</text:span></text:p>
          <draw:enhanced-geometry svg:viewBox="0 0 21600 21600" draw:type="rectangle" draw:enhanced-path="M 0 0 L 21600 0 21600 21600 0 21600 0 0 Z N"/>
        </draw:custom-shape>
        <draw:frame draw:style-name="gr78" draw:text-style-name="P5" draw:layer="layout" svg:width="4.409cm" svg:height="0.962cm" svg:x="11.591cm" svg:y="3.738cm">
          <draw:text-box>
            <text:p><text:span text:style-name="T4"><text:s text:c="4"/></text:span><text:span text:style-name="T4">Buscar </text:span></text:p>
          </draw:text-box>
        </draw:frame>
        <draw:custom-shape draw:name="Forma2" draw:style-name="gr85" draw:text-style-name="P4" draw:layer="layout" svg:width="2.7cm" svg:height="1.2cm" svg:x="22.5cm" svg:y="3.5cm">
          <text:p text:style-name="P1"><text:span text:style-name="T3">Sai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3" draw:text-style-name="P4" draw:layer="layout" svg:width="2.7cm" svg:height="1.191cm" svg:x="15.621cm" svg:y="16.809cm">
          <text:p text:style-name="P1"><text:span text:style-name="T3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3" draw:text-style-name="P4" draw:layer="layout" svg:width="2.7cm" svg:height="1.191cm" svg:x="12.6cm" svg:y="16.809cm">
          <text:p text:style-name="P1"><text:span text:style-name="T3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1" draw:layer="layout" svg:width="4.3cm" svg:height="3.4cm" svg:x="17cm" svg:y="7.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4.3cm" svg:height="1.1cm" draw:transform="skewX (0.0109955742875643) translate (17.012cm 6.4cm)">
          <text:p text:style-name="P1"><text:span text:style-name="T4">Selecione <text:s text:c="7"/></text:span></text:p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.366cm" svg:height="1.1cm" svg:x="19.9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1.2cm" svg:height="0.8cm" svg:x="20cm" svg:y="6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orma2" draw:style-name="gr90" draw:text-style-name="P4" draw:layer="layout" svg:width="4.3cm" svg:height="0.699cm" svg:x="17.001cm" svg:y="7.701cm">
          <text:p text:style-name="P1"><text:span text:style-name="T3">Funcionári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91" draw:text-style-name="P4" draw:layer="layout" svg:width="4.3cm" svg:height="0.8cm" svg:x="17cm" svg:y="8.4cm">
          <text:p text:style-name="P1"><text:span text:style-name="T3">Client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92" draw:text-style-name="P4" draw:layer="layout" svg:width="4.3cm" svg:height="0.7cm" svg:x="16.996cm" svg:y="9.27cm">
          <text:p text:style-name="P1"><text:span text:style-name="T3">Obras e Serviço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92" draw:text-style-name="P4" draw:layer="layout" svg:width="4.3cm" svg:height="0.7cm" svg:x="16.961cm" svg:y="9.992cm">
          <text:p text:style-name="P1"><text:span text:style-name="T3">M. de Construçã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1" draw:layer="layout" svg:width="13.2cm" svg:height="6.8cm" svg:x="3.1cm" svg:y="9.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layout" svg:width="13.1cm" svg:height="1.1cm" svg:x="3.2cm" svg:y="9.4cm">
          <text:p text:style-name="P1"><text:span text:style-name="T6">João mariano</text:span></text:p>
          <draw:enhanced-geometry svg:viewBox="0 0 21600 21600" draw:type="rectangle" draw:enhanced-path="M 0 0 L 21600 0 21600 21600 0 21600 0 0 Z N"/>
        </draw:custom-shape>
        <draw:custom-shape draw:name="Forma2" draw:style-name="gr43" draw:text-style-name="P4" draw:layer="layout" svg:width="2.9cm" svg:height="1.2cm" svg:x="21.6cm" svg:y="16.8cm">
          <text:p text:style-name="P1"><text:span text:style-name="T3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3" draw:text-style-name="P4" draw:layer="layout" svg:width="2.7cm" svg:height="1.191cm" svg:x="18.6cm" svg:y="16.8cm">
          <text:p text:style-name="P1"><text:span text:style-name="T3">Cadas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3" draw:text-style-name="P4" draw:layer="layout" svg:width="2.7cm" svg:height="1.191cm" svg:x="21.7cm" svg:y="9.9cm">
          <text:p text:style-name="P1"><text:span text:style-name="T3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Padrão">
        <draw:frame draw:style-name="gr1" draw:text-style-name="P5" draw:layer="layout" svg:width="12.4cm" svg:height="1.673cm" svg:x="3.5cm" svg:y="1.5cm">
          <draw:text-box>
            <text:p><text:span text:style-name="T4">Página Inicial - Administrador</text:span></text:p>
          </draw:text-box>
        </draw:frame>
        <draw:custom-shape draw:style-name="gr95" draw:text-style-name="P1" draw:layer="layout" svg:width="22.607cm" svg:height="12.3cm" draw:transform="skewX (0.0109955742875643) translate (3.493cm 3.3cm)">
          <text:p/>
          <draw:enhanced-geometry svg:viewBox="0 0 21600 21600" draw:type="rectangle" draw:enhanced-path="M 0 0 L 21600 0 21600 21600 0 21600 0 0 Z N"/>
        </draw:custom-shape>
        <draw:frame draw:style-name="gr96" draw:layer="layout" svg:width="5.7cm" svg:height="1.195cm" svg:x="12.6cm" svg:y="2.5cm">
          <draw:text-box>
            <text:p/>
          </draw:text-box>
        </draw:frame>
        <draw:custom-shape draw:style-name="gr97" draw:text-style-name="P1" draw:layer="layout" svg:width="7.565cm" svg:height="10.913cm" svg:x="3.7cm" svg:y="4.08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22.487cm" svg:height="1.5cm" svg:x="3.513cm" svg:y="3.556cm">
          <text:p/>
          <draw:enhanced-geometry svg:viewBox="0 0 21600 21600" draw:type="rectangle" draw:enhanced-path="M 0 0 L 21600 0 21600 21600 0 21600 0 0 Z N"/>
        </draw:custom-shape>
        <draw:frame draw:style-name="gr78" draw:text-style-name="P5" draw:layer="layout" svg:width="4.409cm" svg:height="0.962cm" svg:x="12cm" svg:y="3.838cm">
          <draw:text-box>
            <text:p><text:span text:style-name="T4">Administrador</text:span></text:p>
          </draw:text-box>
        </draw:frame>
        <draw:custom-shape draw:name="Forma4" draw:style-name="gr99" draw:text-style-name="P9" draw:layer="layout" svg:width="5.4cm" svg:height="1.67cm" svg:x="4.578cm" svg:y="6.755cm">
          <text:p text:style-name="P1"><text:span text:style-name="T2">Editar Empre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99" draw:text-style-name="P9" draw:layer="layout" svg:width="5.4cm" svg:height="1.67cm" svg:x="4.63cm" svg:y="8.847cm">
          <text:p text:style-name="P1"><text:span text:style-name="T2">Editar Funcionár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99" draw:text-style-name="P9" draw:layer="layout" svg:width="5.4cm" svg:height="1.67cm" svg:x="4.7cm" svg:y="10.93cm">
          <text:p text:style-name="P1"><text:span text:style-name="T2">Editar Trabal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0" draw:text-style-name="P9" draw:layer="layout" svg:width="5.093cm" svg:height="2.4cm" svg:x="12.5cm" svg:y="6.3cm">
          <text:p text:style-name="P1"><text:span text:style-name="T7">Gerenciar Funcioná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1" draw:text-style-name="P9" draw:layer="layout" svg:width="5.193cm" svg:height="2.5cm" svg:x="12.507cm" svg:y="12.3cm">
          <text:p text:style-name="P1"><text:span text:style-name="T7">Gerenciar Ob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2" draw:text-style-name="P9" draw:layer="layout" svg:width="4.9cm" svg:height="2.432cm" svg:x="19.387cm" svg:y="6.365cm">
          <text:p text:style-name="P1"><text:span text:style-name="T7">Gerenciar <text:s/>Cli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3" draw:text-style-name="P9" draw:layer="layout" svg:width="5cm" svg:height="2.432cm" svg:x="19.5cm" svg:y="12.368cm">
          <text:p text:style-name="P1"><text:span text:style-name="T7">Gerenciar Material de</text:span></text:p>
          <text:p text:style-name="P1"><text:span text:style-name="T7">Constru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43" draw:text-style-name="P4" draw:layer="layout" svg:width="2.7cm" svg:height="1.191cm" svg:x="22.9cm" svg:y="3.7cm">
          <text:p text:style-name="P1"><text:span text:style-name="T3">S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0" draw:text-style-name="P9" draw:layer="layout" svg:width="5.093cm" svg:height="2.4cm" svg:x="15.979cm" svg:y="9.3cm">
          <text:p text:style-name="P1"><text:span text:style-name="T7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4" draw:text-style-name="P9" draw:layer="layout" svg:width="5.4cm" svg:height="1.244cm" svg:x="4.479cm" svg:y="5.256cm">
          <text:p text:style-name="P1"><text:span text:style-name="T2">Configurações rápi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99" draw:text-style-name="P9" draw:layer="layout" svg:width="6.099cm" svg:height="1.67cm" svg:x="4.401cm" svg:y="13.031cm">
          <text:p text:style-name="P1"><text:span text:style-name="T2">Editar Obra ou Serviç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italic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9:45:58.991202434</meta:creation-date>
    <dc:date>2017-06-11T11:02:02.641378275</dc:date>
    <meta:editing-duration>PT15H14M56S</meta:editing-duration>
    <meta:editing-cycles>59</meta:editing-cycles>
    <meta:generator>LibreOffice/4.2.8.2$Linux_X86_64 LibreOffice_project/420m0$Build-2</meta:generator>
    <meta:document-statistic meta:object-count="208"/>
  </office:meta>
</office:document-meta>
</file>